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5b425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5b425" style:font-size-asian="16pt" style:font-size-complex="16pt"/>
    </style:style>
    <style:style style:name="T1" style:family="text">
      <style:text-properties fo:color="#000000" loext:opacity="100%" style:font-name="Times New Roman" fo:font-size="14pt" fo:background-color="#ffffff" loext:char-shading-value="0" style:font-size-asian="14pt" style:font-name-complex="Times New Roman1" style:font-size-complex="14pt"/>
    </style:style>
    <style:style style:name="T2" style:family="text">
      <style:text-properties fo:color="#000000" loext:opacity="100%" style:font-name="Times New Roman" fo:font-size="14pt" fo:language="en" fo:country="US" fo:font-style="italic" style:text-underline-style="solid" style:text-underline-width="auto" style:text-underline-color="font-color" fo:font-weight="bold" fo:background-color="#ffffff" loext:char-shading-value="0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3" style:family="text">
      <style:text-properties fo:color="#000000" loext:opacity="100%" style:font-name="Times New Roman" fo:font-size="14pt" fo:language="en" fo:country="US" fo:font-style="italic" style:text-underline-style="solid" style:text-underline-width="auto" style:text-underline-color="font-color" fo:font-weight="bold" officeooo:rsid="00077caa" fo:background-color="#ffffff" loext:char-shading-value="0" style:font-size-asian="14pt" style:font-style-asian="italic" style:font-weight-asian="bold" style:font-name-complex="Times New Roman1" style:font-size-complex="14pt" style:font-style-complex="italic" style:font-weight-complex="bold"/>
    </style:style>
    <style:style style:name="T4" style:family="text">
      <style:text-properties fo:color="#000000" loext:opacity="100%" style:font-name="Times New Roman" fo:language="en" fo:country="US" fo:font-style="italic" style:text-underline-style="solid" style:text-underline-width="auto" style:text-underline-color="font-color" fo:font-weight="bold" fo:background-color="#ffffff" loext:char-shading-value="0" style:font-style-asian="italic" style:font-weight-asian="bold" style:font-name-complex="Times New Roman1" style:font-style-complex="italic" style:font-weight-complex="bold"/>
    </style:style>
    <style:style style:name="T5" style:family="text">
      <style:text-properties fo:color="#000000" loext:opacity="100%" style:font-name="Times New Roman" fo:language="en" fo:country="US" fo:font-style="italic" style:text-underline-style="solid" style:text-underline-width="auto" style:text-underline-color="font-color" fo:font-weight="bold" officeooo:rsid="00077caa" fo:background-color="#ffffff" loext:char-shading-value="0" style:font-style-asian="italic" style:font-weight-asian="bold" style:font-name-complex="Times New Roman1" style:font-style-complex="italic" style:font-weight-complex="bold"/>
    </style:style>
    <style:style style:name="T6" style:family="text">
      <style:text-properties fo:color="#000000" loext:opacity="100%" style:font-name="Times New Roman" fo:background-color="#ffffff" loext:char-shading-value="0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XXXI</text:span><text:span text:style-name="T5">I</text:span></text:p>
      <text:p text:style-name="P2"><text:span text:style-name="T6">Размашистыми шагами Александр влетел в аудиторию, прерывая выступавшую группу докладчиков. Положив на стол перед комиссией толстую стопку бумаги, он молча удалился с уверенным видом. Посмотрев ему вслед, председатель взглянул на титульный лист. «Научный проект по философии. Проблема жизненного выбора и роль друзей в жизни человека. Выполнил Александр Павлович Алехин». </text:span></text:p>
      <text:p text:style-name="P2"><text:span text:style-name="T6">–Вы свободны. Ваш проект засчитан, – сказал он докладчикам, и те в недоумении вынуждены были покинуть зал.</text:span></text:p>
      <text:p text:style-name="P2"><text:span text:style-name="T6">–Что это такое? – спросила женщина, сидевшая рядом с председателем. </text:span></text:p>
      <text:p text:style-name="P2"><text:span text:style-name="T6">–Это проект Алехина, который только вчера прилетел с Урала. </text:span></text:p>
      <text:p text:style-name="P2"><text:span text:style-name="T6">–Но ведь он же был в команде с Алиной, разве нет?</text:span></text:p>
      <text:p text:style-name="P2"><text:span text:style-name="T6">–Она защищалась одна. По всей видимости он решил написать свой. Причем странно, что он выбрал философию. </text:span></text:p>
      <text:p text:style-name="P2"><text:span text:style-name="T6">Выйдя из здания, Александр достал телефон и, набрав номер, приложил к уху. </text:span></text:p>
      <text:p text:style-name="P2"><text:span text:style-name="T6">–Добрый день! Слушаю вас, – послышался из трубки женский голос. </text:span></text:p>
      <text:p text:style-name="P2"><text:span text:style-name="T6">–Здравствуйте. Я хочу заказать букет из 101 желтой розы. Адрес скину позже, доставить послезавтра. Деньги переведу на счет. </text:span></text:p>
      <text:p text:style-name="P2"><text:span text:style-name="T6">–Хорошо, ваш заказ принят. До свидания. </text:span></text:p>
      <text:p text:style-name="P2"><text:span text:style-name="T6">–И вам всего доброго, – сказал Алехин, захлопывая дверь машины. </text:span></text:p>
      <text:p text:style-name="P2"><text:span text:style-name="T6">Уже темнело. В белой футболке и серых домашних штанах Александр поднялся с грустным видом на второй этаж и нерешительно постучал </text:span><text:soft-page-break/><text:span text:style-name="T6">в дверь комнаты Насти. Та открыла с полотенцем на голове и скромно улыбнувшись пригласила его внутрь. </text:span></text:p>
      <text:p text:style-name="P2"><text:span text:style-name="T6">–Привет. Как поездка? </text:span></text:p>
      <text:p text:style-name="P2"><text:span text:style-name="T6">–А, да в целом нормальною. Прости, что задержался и не появлялся на занятиях. </text:span></text:p>
      <text:p text:style-name="P2"><text:span text:style-name="T6">–Да ничего страшного. Я знаю, что у тебя были там проблемы. И знаю, что ты повел себя очень ответственно. Я не слежу за тобой. Так. Присматриваю немного. Зачем пришел то? </text:span></text:p>
      <text:p text:style-name="P2"><text:span text:style-name="T6">–Я пришел поговорить. Но сначала я хотел спросить тебя, хотя уверен, что ты не согласишься. У меня выпускной послезавтра и, я бы хотел пригласить тебя. Не как телохранителя, нет. Как моего спутника. Я пойму, если ты откажешься, но за последние дни я кое-что осознал и потому сейчас не пытаюсь завалить тебя подарками, не стою на колене в дорогом костюме перед тобой, не пытаюсь добиться этого деньгами, нет. Просто прошу. Я разочарован в Алине. Я понял, что она не та, кто нужен мне, что сейчас найдется в жизни то, что важнее, чем она. И я хочу расстаться с ней. Прошу, только скажи сразу. Я готов услышать твой отказ. </text:span></text:p>
      <text:p text:style-name="P2"><text:span text:style-name="T6">–Эх, какой же ты смешной и порой милый, Александр Алехин – посмеялась девушка, потрепав волосы на голове Алехина. </text:span></text:p>
      <text:p text:style-name="P2"><text:span text:style-name="T6">–Что это значит? </text:span></text:p>
      <text:p text:style-name="P2"><text:span text:style-name="T6">–На самом деле я согласна. Я пойду с тобой на выпускной. Друзья на тебя явно хорошо повлияли. Ты вырос. Ты стал мудрее, научился здраво рассуждать, отличать важное от неважного, ставить приоритеты. Это похвально. Не переживай насчет отношений с Алиной. Это не главное. </text:span></text:p>
      <text:p text:style-name="P2"><text:soft-page-break/><text:span text:style-name="T6">–Ты шутишь сейчас? </text:span></text:p>
      <text:p text:style-name="P2"><text:span text:style-name="T6">–Похоже на то, чтобы я шутила? – улыбнулась Настя. </text:span></text:p>
      <text:p text:style-name="P2"><text:span text:style-name="T6">–Тогда завтра я найду тебе лучших стилистов. Я хочу, чтобы ты была самой красивой на этом вечере. Я многим тебе обязан. </text:span></text:p>
      <text:p text:style-name="P2"><text:span text:style-name="T6">–До чего же ты забавный. Ну и еще тут тогда у меня к тебе тоже будет дело. Смотри. Алена из твоего класса не так проста, как тебе кажется. Она профессиональный убийца, представитель криминальных мирового уровня, при этом работает расчетливо и осторожно. Мне удалось выяснить, что недавно она связалась с Вадимом Керниганом. Его компания производит бытовую технику, но у меня есть нехорошее предчувствие, что это лишь прикрытие и в ближайшее время все может обернуться чем-то очень плохим. То, что случилось на яхте ее рук дело. Тот случай, когда тебя избили тоже. В одиночку мне не остановить их. А тебя я прекрасно подготовила. Еще мне известно, что Алена, как и ее мать Мария ненавидят вашу семью. Твой выпускной идеальная возможность нанести удар, поэтому мы должны будем быть на чеку. </text:span></text:p>
      <text:p text:style-name="P2"><text:span text:style-name="T6">–Ты правда считаешь, что я готов к таким серьезным делам? А насчет Алены я давно догадывался. Слишком темная она была все это время. </text:span></text:p>
      <text:p text:style-name="P2"><text:span text:style-name="T6">–Да, ты готов, как никто другой. И раз уж ты одеваешь меня, позволь и мне тебя одеть. Завтра папа даст тебе костюм из пуленепробиваемой ткани и еще кое-какие классные вещи. Тебе понравится. Хотя я надеюсь, что все обойдется спокойно. </text:span></text:p>
      <text:p text:style-name="P2"><text:span text:style-name="T6">–Спасибо тебе, что так доверяешь мне. </text:span></text:p>
      <text:p text:style-name="P2"><text:soft-page-break/><text:span text:style-name="T6">–Да не за что. А теперь пора спать. Доброй ночи, Александр Алехин, – посмеялась девушка и, обняв Сашу, проводила его взглядом до двери. </text:span></text:p>
      <text:p text:style-name="P2"><text:span text:style-name="T6">Следующий день прошел в подготовке к выпускному. Специально для Насти было подобрано изящное платье и туфли. Александру достался элегантный костюм, в котором было запрятано много разных интересных предметов. Также Настя подготовила небольшую сумочку, наполненную множеством шпионского оборудования. Алине Александр написал, что встретятся они уже на выпускном. Время уже клонилось к вечеру. Настя, Александр, Джейн и Евгений сидели за столом и обсуждали возможные варианты развития событий и план действий на каждый случай. </text:span></text:p>
      <text:p text:style-name="P2"><text:span text:style-name="T6">Тем временем в номере одного из элитных московских отелей Керниган сидел, набирая что-то на клавиатуре ноутбука. </text:span></text:p>
      <text:p text:style-name="P2"><text:span text:style-name="T6">–Что ты там все сидишь? – недовольно сказала Алена, подходя к нему. </text:span></text:p>
      <text:p text:style-name="P2"><text:span text:style-name="T6">–Я заканчивал подключение всех локальных центров запуска. До начала вечеринки 22 часа и 49 минут, – зловеще произнес он, перенося таймер с ноутбука на часы. </text:span></text:p>
      <text:p text:style-name="P2"><text:span text:style-name="T6">Ночь покрыла Москву. Каждый пытался заснуть, терзаемый своими мыслями. Впереди предстоял насыщенный трудный день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20:34:47.108000000</meta:creation-date>
    <dc:date>2022-05-15T20:35:18.142000000</dc:date>
    <meta:editing-duration>PT31S</meta:editing-duration>
    <meta:editing-cycles>1</meta:editing-cycles>
    <meta:document-statistic meta:table-count="0" meta:image-count="0" meta:object-count="0" meta:page-count="4" meta:paragraph-count="33" meta:word-count="801" meta:character-count="5149" meta:non-whitespace-character-count="4342"/>
    <meta:generator>LibreOffice/7.2.2.2$Windows_X86_64 LibreOffice_project/02b2acce88a210515b4a5bb2e46cbfb63fe97d56</meta:generator>
  </office:meta>
</office:document-meta>
</file>